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922C6000CF713FFEA042C.wmf" manifest:media-type=""/>
  <manifest:file-entry manifest:full-path="Pictures/200000090008C7B800067FACDB3A20DE.wmf" manifest:media-type=""/>
  <manifest:file-entry manifest:full-path="Pictures/200000090008DCB3000727B9D7518CBC.wmf" manifest:media-type=""/>
  <manifest:file-entry manifest:full-path="Pictures/2000000900053EF80007816F2E8E7E02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Arial2" svg:font-family="Arial" style:font-family-generic="roman"/>
    <style:font-face style:name="Times New Roman2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2" fo:font-size="10pt" fo:language="de" fo:country="DE" style:font-size-asian="10pt"/>
    </style:style>
    <style:style style:name="P2" style:family="paragraph" style:parent-style-name="Standard">
      <style:text-properties style:font-name="Times New Roman2" fo:font-size="24pt" fo:language="de" fo:country="DE" style:font-size-asian="2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break-before="page"/>
      <style:text-properties style:font-name="Times New Roman2" fo:font-size="36pt" fo:language="de" fo:country="DE" style:font-size-asian="36pt"/>
    </style:style>
    <style:style style:name="P6" style:family="paragraph" style:parent-style-name="Standard">
      <style:text-properties style:font-name="Times New Roman2" fo:font-size="24pt" fo:language="de" fo:country="DE" style:font-size-asian="24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22pt" style:font-size-asian="22pt" style:font-size-complex="22pt"/>
    </style:style>
    <style:style style:name="P9" style:family="paragraph" style:parent-style-name="Standard">
      <style:text-properties style:font-name="Arial" fo:font-size="22pt" fo:font-style="italic" style:font-size-asian="22pt" style:font-style-asian="italic" style:font-size-complex="22pt" style:font-style-complex="italic"/>
    </style:style>
    <style:style style:name="P10" style:family="paragraph" style:parent-style-name="Standard" style:list-style-name="L1">
      <style:text-properties style:font-name="Arial" fo:font-size="24pt" style:font-size-asian="24pt" style:font-size-complex="24pt"/>
    </style:style>
    <style:style style:name="P11" style:family="paragraph" style:parent-style-name="Standard" style:list-style-name="WWNum1">
      <style:paragraph-properties fo:margin-left="0.499cm" fo:margin-right="0cm" fo:text-indent="-0.499cm" style:auto-text-indent="false">
        <style:tab-stops/>
      </style:paragraph-properties>
      <style:text-properties style:font-name="Times New Roman2" fo:font-size="24pt" fo:language="de" fo:country="DE" style:font-size-asian="24pt"/>
    </style:style>
    <style:style style:name="P12" style:family="paragraph" style:parent-style-name="Heading_20_4" style:list-style-name="WWNum1">
      <style:paragraph-properties fo:margin-top="0.423cm" fo:margin-bottom="0.106cm" style:contextual-spacing="false" fo:keep-with-next="always">
        <style:tab-stops/>
      </style:paragraph-properties>
      <style:text-properties style:font-name="Times New Roman2" fo:font-size="24pt" fo:language="de" fo:country="DE" fo:font-style="normal" fo:font-weight="normal" style:font-size-asian="24pt" style:font-style-asian="normal" style:font-weight-asian="normal"/>
    </style:style>
    <style:style style:name="P13" style:family="paragraph" style:parent-style-name="Heading_20_3" style:list-style-name="WWNum1">
      <style:paragraph-properties fo:margin-left="0.499cm" fo:margin-right="0cm" fo:margin-top="0.423cm" fo:margin-bottom="0.106cm" style:contextual-spacing="false" fo:text-indent="-0.499cm" style:auto-text-indent="false" fo:keep-with-next="always">
        <style:tab-stops/>
      </style:paragraph-properties>
      <style:text-properties style:font-name="Times New Roman2" fo:font-size="24pt" fo:language="de" fo:country="DE" fo:font-weight="normal" style:font-size-asian="24pt" style:font-weight-asian="normal"/>
    </style:style>
    <style:style style:name="P14" style:family="paragraph" style:parent-style-name="Heading_20_2" style:list-style-name="WWNum1">
      <style:paragraph-properties fo:margin-left="0.499cm" fo:margin-right="0cm" fo:margin-top="0.423cm" fo:margin-bottom="0.106cm" style:contextual-spacing="false" fo:text-indent="-0.499cm" style:auto-text-indent="false" fo:keep-with-next="always">
        <style:tab-stops/>
      </style:paragraph-properties>
      <style:text-properties style:font-name="Arial2" fo:font-size="24pt" fo:language="de" fo:country="DE" fo:font-style="normal" fo:font-weight="normal" style:font-size-asian="24pt" style:font-style-asian="normal" style:font-weight-asian="normal"/>
    </style:style>
    <style:style style:name="P15" style:family="paragraph" style:parent-style-name="Heading_20_2">
      <style:paragraph-properties fo:margin-top="0.423cm" fo:margin-bottom="0.106cm" style:contextual-spacing="false" fo:keep-with-next="always"/>
      <style:text-properties style:font-name="Arial2" fo:font-size="24pt" fo:language="de" fo:country="DE" fo:font-style="normal" fo:font-weight="normal" style:font-size-asian="24pt" style:font-style-asian="normal" style:font-weight-asian="normal"/>
    </style:style>
    <style:style style:name="P16" style:family="paragraph" style:parent-style-name="Heading_20_1" style:master-page-name="Standard">
      <style:paragraph-properties fo:margin-top="0.423cm" fo:margin-bottom="0.106cm" style:contextual-spacing="false" style:page-number="auto" fo:keep-with-next="always"/>
      <style:text-properties style:font-name="Arial2" fo:font-size="36pt" fo:language="de" fo:country="DE" fo:font-weight="normal" style:letter-kerning="true" style:font-size-asian="36pt" style:font-weight-asian="normal"/>
    </style:style>
    <style:style style:name="P17" style:family="paragraph" style:parent-style-name="Heading_20_1">
      <style:paragraph-properties fo:margin-top="0.423cm" fo:margin-bottom="0.106cm" style:contextual-spacing="false" fo:keep-with-next="always"/>
      <style:text-properties style:font-name="Arial2" fo:font-size="24pt" fo:language="de" fo:country="DE" fo:font-weight="normal" style:letter-kerning="true" style:font-size-asian="24pt" style:font-weight-asian="normal"/>
    </style:style>
    <style:style style:name="P18" style:family="paragraph" style:parent-style-name="Heading_20_1">
      <style:paragraph-properties fo:margin-top="0.423cm" fo:margin-bottom="0.106cm" style:contextual-spacing="false" fo:break-before="page" fo:keep-with-next="always"/>
      <style:text-properties style:font-name="Arial2" fo:font-size="36pt" fo:language="de" fo:country="DE" fo:font-weight="normal" style:letter-kerning="true" style:font-size-asian="36pt" style:font-weight-asian="normal"/>
    </style:style>
    <style:style style:name="T1" style:family="text">
      <style:text-properties style:font-name="Arial2" fo:font-size="24pt" fo:language="de" fo:country="DE" fo:font-style="normal" fo:font-weight="normal" style:font-size-asian="24pt" style:font-style-asian="normal" style:font-weight-asian="normal"/>
    </style:style>
    <style:style style:name="T2" style:family="text">
      <style:text-properties fo:language="de" fo:country="DE" fo:font-style="normal" fo:font-weight="normal" style:font-style-asian="normal" style:font-weight-asian="normal"/>
    </style:style>
    <style:style style:name="T3" style:family="text">
      <style:text-properties fo:language="de" fo:country="DE" fo:font-weight="normal" style:font-weight-asian="normal"/>
    </style:style>
    <style:style style:name="T4" style:family="text">
      <style:text-properties fo:font-size="24pt" fo:language="de" fo:country="DE" fo:font-style="normal" fo:font-weight="normal" style:font-size-asian="24pt" style:font-style-asian="normal" style:font-weight-asian="normal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Aufgabe</text:h>
      <text:h text:style-name="P17" text:outline-level="1">Steuerung des Modells einer Paketwendeanlage</text:h>
      <text:p text:style-name="P7"/>
      <text:list xml:id="list27231485" text:style-name="L1">
        <text:list-item>
          <text:p text:style-name="P10">Vorstellung des Modells</text:p>
        </text:list-item>
        <text:list-item>
          <text:p text:style-name="P10">Das Prozeßmodell</text:p>
        </text:list-item>
        <text:list-item>
          <text:p text:style-name="P10">Steuerungstechnik</text:p>
        </text:list-item>
        <text:list-item>
          <text:p text:style-name="P10">Handhabungstechnik</text:p>
        </text:list-item>
        <text:list-item>
          <text:p text:style-name="P10">Realisierung der Ein/Ausgabe</text:p>
        </text:list-item>
        <text:list-item>
          <text:p text:style-name="P10">Erweiterungsmöglichkeiten</text:p>
        </text:list-item>
        <text:list-item>
          <text:p text:style-name="P10">Resümee</text:p>
        </text:list-item>
      </text:list>
      <text:p text:style-name="P8"><text:span text:style-name="T5"/></text:p>
      <text:p text:style-name="P8"><text:span text:style-name="T5">Copyright 1999-2015 Rolf Hemmerling</text:span></text:p>
      <text:p text:style-name="P9"><text:span text:style-name="T3">Licensed under the Apache License, Version 2.0</text:span></text:p>
      <text:h text:style-name="P18" text:outline-level="1">Das <text:s/>Prozeßmodell</text:h>
      <text:h text:style-name="P15" text:outline-level="2">6 Prozesse</text:h>
      <text:list xml:id="list27228777" text:style-name="WWNum1">
        <text:list-item>
          <text:h text:style-name="P14" text:outline-level="2">id #0 - INIT</text:h>
        </text:list-item>
        <text:list-item>
          <text:h text:style-name="P14" text:outline-level="2">id #1 - SCHIEBER</text:h>
        </text:list-item>
        <text:list-item>
          <text:h text:style-name="P14" text:outline-level="2">id #2 - WENDEBAND</text:h>
        </text:list-item>
        <text:list-item>
          <text:h text:style-name="P14" text:outline-level="2">id #3 - FÖRDERBAND</text:h>
        </text:list-item>
        <text:list-item>
          <text:h text:style-name="P14" text:outline-level="2">id #4 - LICHT</text:h>
        </text:list-item>
        <text:list-item>
          <text:h text:style-name="P14" text:outline-level="2">id #5 - BLINKLICHT</text:h>
        </text:list-item>
      </text:list>
      <text:h text:style-name="P18" text:outline-level="1">Steuerungstechnik</text:h>
      <text:h text:style-name="P15" text:outline-level="2">Software:</text:h>
      <text:list xml:id="list27246717" text:continue-numbering="true" text:style-name="WWNum1">
        <text:list-item>
          <text:h text:style-name="P13" text:outline-level="3">Sequentielle Abarbeitung vs. Parallele Abarbeitung</text:h>
        </text:list-item>
        <text:list-item>
          <text:h text:style-name="P13" text:outline-level="3">Parallelisierung von Prozessen </text:h>
        </text:list-item>
        <text:list-item>
          <text:h text:style-name="P13" text:outline-level="3">Vorteile von Systemen mit parallelen Prozessen: Räumliche, zeitliche und logische Verteilung der Rechenlast</text:h>
        </text:list-item>
        <text:list-item>
          <text:h text:style-name="P12" text:outline-level="4">Kommunikation paralleler Prozesse (Semaphoren, Signale)</text:h>
        </text:list-item>
        <text:list-item>
          <text:h text:style-name="P13" text:outline-level="3">Eigenschaften von Echtzeitbetriebssystemen</text:h>
        </text:list-item>
      </text:list>
      <text:h text:style-name="P15" text:outline-level="2">Hardware:</text:h>
      <text:list xml:id="list27251445" text:continue-numbering="true" text:style-name="WWNum1">
        <text:list-item>
          <text:h text:style-name="P13" text:outline-level="3">Mikrocontroller-Board, E3200 Simulator</text:h>
        </text:list-item>
        <text:list-item>
          <text:h text:style-name="P13" text:outline-level="3">Echtzeitbetriebssystem RTX-51 Tiny, C-Compiler</text:h>
        </text:list-item>
        <text:list-item>
          <text:h text:style-name="P13" text:outline-level="3">DSCOPE Simulator &amp; Debugger zur Prozesssimulation auf dem Host</text:h>
        </text:list-item>
      </text:list>
      <text:p text:style-name="P1"/>
      <text:p text:style-name="P5">Handhabungstechnik</text:p>
      <text:p text:style-name="P2"/>
      <text:list xml:id="list27245844" text:continue-numbering="true" text:style-name="WWNum1">
        <text:list-item>
          <text:p text:style-name="P11">fischertechnik-Taster: Schalter, Unterbrecher</text:p>
        </text:list-item>
        <text:list-item>
          <text:p text:style-name="P11">fischertechnik-Motoren: Weg <text:s/>Zeit, Richtung</text:p>
        </text:list-item>
        <text:list-item>
          <text:p text:style-name="P11">fischertechnik-Lichtschranken: Umgebungslicht, Reflexionslicht bei unterschiedlichen Reflexionsflächen, <text:s/>Grenzwertbestimmung</text:p>
        </text:list-item>
        <text:list-item>
          <text:p text:style-name="P11">Förderband: Wegmessung durch Impulszähler </text:p>
        </text:list-item>
        <text:list-item>
          <text:p text:style-name="P11">Schieber: Positionsbestimmung durch Anschlagkontakte</text:p>
        </text:list-item>
        <text:list-item>
          <text:p text:style-name="P11">Wendeband: Umwandlung einer linearen Bewegung in eine Drehbewegung</text:p>
        </text:list-item>
        <text:list-item>
          <text:p text:style-name="P11">Not-Aus Knopf</text:p>
        </text:list-item>
      </text:list>
      <text:p text:style-name="P5">Realisierung der Ein/Ausgabe</text:p>
      <text:p text:style-name="P2"/>
      <text:p text:style-name="P2">Das Reentrance-Problem</text:p>
      <text:p text:style-name="P2"/>
      <text:p text:style-name="P2">Digitale E/A </text:p>
      <text:list xml:id="list27244270" text:continue-numbering="true" text:style-name="WWNum1">
        <text:list-item>
          <text:p text:style-name="P11">Reentrance - Prozeduren</text:p>
        </text:list-item>
        <text:list-item>
          <text:p text:style-name="P11">Macros </text:p>
        </text:list-item>
        <text:list-item>
          <text:p text:style-name="P11">Vielfache UP mit gleicher Funktionalität</text:p>
        </text:list-item>
        <text:list-item>
          <text:p text:style-name="P11">Einsatz von Semaphoren, Signalen, Bolds, Queues</text:p>
        </text:list-item>
        <text:list-item>
          <text:p text:style-name="P11">Interrupt-Sperrung</text:p>
        </text:list-item>
        <text:list-item>
          <text:p text:style-name="P11">8051: Bit-Manipulationsbefehle</text:p>
        </text:list-item>
        <text:list-item>
          <text:p text:style-name="P11">8051: ANL, ORL</text:p>
        </text:list-item>
      </text:list>
      <text:p text:style-name="P2"/>
      <text:p text:style-name="P2">Analoge Eingabe</text:p>
      <text:list xml:id="list27265736" text:continue-numbering="true" text:style-name="WWNum1">
        <text:list-item>
          <text:p text:style-name="P11">8051: Nur 1 Konvertierung </text:p>
        </text:list-item>
        <text:list-item>
          <text:p text:style-name="P11">Lösung: Nur Prozess3 benutzt A/D Wandler </text:p>
        </text:list-item>
      </text:list>
      <text:p text:style-name="P2"/>
      <text:p text:style-name="P2">Lichtschranke</text:p>
      <text:list xml:id="list27250014" text:continue-numbering="true" text:style-name="WWNum1">
        <text:list-item>
          <text:p text:style-name="P11">Online-Bestimmung der Helligkeitsschwelle </text:p>
        </text:list-item>
        <text:list-item>
          <text:p text:style-name="P11">Manuelle Einrichtung</text:p>
        </text:list-item>
        <text:list-item>
          <text:p text:style-name="P11">Auto-Konfiguration</text:p>
        </text:list-item>
      </text:list>
      <text:p text:style-name="P5">Erweiterungsmöglichkeiten</text:p>
      <text:p text:style-name="P2"/>
      <text:list xml:id="list27264174" text:continue-numbering="true" text:style-name="WWNum1">
        <text:list-item>
          <text:p text:style-name="P11">Verwendung von Schrittmotoren</text:p>
        </text:list-item>
        <text:list-item>
          <text:p text:style-name="P11">Digitaler vs. analoger Verarbeitung der Lichtschrankensignale</text:p>
        </text:list-item>
        <text:list-item>
          <text:p text:style-name="P11">Paket mit 4 weißen Seiten bleibt im System "hängen" vs. “irrtümliche” Paketdrehung um <text:s/>zwei Seiten </text:p>
        </text:list-item>
        <text:list-item>
          <text:p text:style-name="P11">A/D Wandlung per Interrupt-Routine</text:p>
        </text:list-item>
        <text:list-item>
          <text:p text:style-name="P11">Not-Aus ausgelöst durch Interrupt</text:p>
        </text:list-item>
        <text:list-item>
          <text:p text:style-name="P11">Bedienung durch Schalter statt per Tastatur</text:p>
        </text:list-item>
      </text:list>
      <text:p text:style-name="P1"/>
      <text:p text:style-name="P1"/>
      <text:p text:style-name="P4"><draw:frame draw:style-name="fr1" draw:name="Grafik1" text:anchor-type="as-char" svg:width="12.995cm" svg:height="18.591cm" draw:z-index="0"><draw:image xlink:href="Pictures/2000000900053EF80007816F2E8E7E02.wmf" xlink:type="simple" xlink:show="embed" xlink:actuate="onLoad"/></draw:frame></text:p>
      <text:p text:style-name="P3"><text:soft-page-break/><draw:frame draw:style-name="fr1" draw:name="1" text:anchor-type="as-char" svg:width="15.804cm" svg:height="12.762cm" draw:z-index="1"><draw:image xlink:href="Pictures/200000090008DCB3000727B9D7518CBC.wmf" xlink:type="simple" xlink:show="embed" xlink:actuate="onLoad"/></draw:frame></text:p>
      <text:p text:style-name="P4"><draw:frame draw:style-name="fr1" draw:name="2" text:anchor-type="as-char" svg:width="15.877cm" svg:height="11.749cm" draw:z-index="2"><draw:image xlink:href="Pictures/200000090008C7B800067FACDB3A20DE.wmf" xlink:type="simple" xlink:show="embed" xlink:actuate="onLoad"/></draw:frame></text:p>
      <text:p text:style-name="P3"><text:soft-page-break/><draw:frame draw:style-name="fr1" draw:name="3" text:anchor-type="as-char" svg:width="15.84cm" svg:height="22.479cm" draw:z-index="3"><draw:image xlink:href="Pictures/20000009000922C6000CF713FFEA042C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Arial2" svg:font-family="Arial" style:font-family-generic="roman"/>
    <style:font-face style:name="Times New Roman2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106cm" style:contextual-spacing="false" fo:keep-with-next="always"/>
      <style:text-properties style:font-name="Arial1" fo:font-size="14pt" fo:language="de" fo:country="DE" fo:font-weight="bold" style:letter-kerning="true" style:font-size-asian="14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3cm" fo:margin-bottom="0.106cm" style:contextual-spacing="false" fo:keep-with-next="always"/>
      <style:text-properties style:font-name="Arial1" fo:language="de" fo:country="DE" fo:font-style="italic" fo:font-weight="bold" style:font-style-asian="italic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106cm" style:contextual-spacing="false" fo:keep-with-next="always"/>
      <style:text-properties style:font-name="Times New Roman1" fo:language="de" fo:country="DE" fo:font-weight="bold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23cm" fo:margin-bottom="0.106cm" style:contextual-spacing="false" fo:keep-with-next="always"/>
      <style:text-properties style:font-name="Times New Roman1" fo:language="de" fo:country="DE" fo:font-style="italic" fo:font-weight="bold" style:font-style-asian="italic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23cm" fo:margin-bottom="0.106cm" style:contextual-spacing="false"/>
      <style:text-properties style:font-name="Arial1" fo:font-size="11pt" fo:language="de" fo:country="DE" style:font-size-asian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423cm" fo:margin-bottom="0.106cm" style:contextual-spacing="false"/>
      <style:text-properties style:font-name="Arial1" fo:font-size="11pt" fo:language="de" fo:country="DE" fo:font-style="italic" style:font-size-asian="11pt" style:font-style-asian="italic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423cm" fo:margin-bottom="0.106cm" style:contextual-spacing="false"/>
      <style:text-properties style:font-name="Arial1" fo:font-size="10pt" fo:language="de" fo:country="DE" style:font-size-asian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423cm" fo:margin-bottom="0.106cm" style:contextual-spacing="false"/>
      <style:text-properties style:font-name="Arial1" fo:font-size="10pt" fo:language="de" fo:country="DE" fo:font-style="italic" style:font-size-asian="10pt" style:font-style-asian="italic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423cm" fo:margin-bottom="0.106cm" style:contextual-spacing="false"/>
      <style:text-properties style:font-name="Arial1" fo:font-size="9pt" fo:language="de" fo:country="DE" fo:font-style="italic" style:font-size-asian="9pt" style:font-style-asian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fgabe</dc:title>
    <meta:initial-creator>root</meta:initial-creator>
    <meta:creation-date>1999-11-21T05:11:00</meta:creation-date>
    <dc:date>2015-02-27T07:09:07.27</dc:date>
    <meta:print-date>1999-11-23T09:01:00</meta:print-date>
    <meta:editing-cycles>17</meta:editing-cycles>
    <meta:editing-duration>P0D</meta:editing-duration>
    <meta:generator>LibreOffice/3.6$Windows_x86 LibreOffice_project/e183d5b-f8ccaf6-3804794-95b4be8-895629</meta:generator>
    <meta:document-statistic meta:table-count="0" meta:image-count="4" meta:object-count="0" meta:page-count="10" meta:paragraph-count="66" meta:word-count="268" meta:character-count="2045" meta:non-whitespace-character-count="1867"/>
    <meta:user-defined meta:name="Operator">root</meta:user-defined>
  </office:meta>
</office:document-meta>
</file>